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="0" office:value-type="float"/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2" office:value-type="float"/>
          <table:table-cell office:value-type="string">
            <text:p>Cont3.11</text:p>
          </table:table-cell>
          <table:table-cell office:value-type="string">
            <text:p>Cont3.22</text:p>
          </table:table-cell>
          <table:table-cell office:value-type="string">
            <text:p>Cont3.33</text:p>
          </table:table-cell>
          <table:table-cell office:value-type="string">
            <text:p>Cont3.44</text:p>
          </table:table-cell>
          <table:table-cell office:value-type="string">
            <text:p>Cont3.55</text:p>
          </table:table-cell>
        </table:table-row>
        <table:table-row>
          <table:table-cell office:value="3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4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5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6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7" office:value-type="float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21T11:45:15.931812</meta:creation-date>
    <dc:date>2023-02-21T11:45:15.940648</dc:date>
    <meta:generator>http://pypi.python.org/pypi/ezodf/0.1.0$Python3.8.10 (default, Nov 14 2022, 12:59:47) 
[GCC 9.4.0]</meta:generator>
    <meta:document-statistic/>
    <meta:editing-cycles>1</meta:editing-cycles>
  </office:meta>
</office:document-meta>
</file>